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logger Sans" svg:font-family="'Blogger Sans'" style:font-family-generic="moder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6.151cm"/>
    </style:style>
    <style:style style:name="co3" style:family="table-column">
      <style:table-column-properties fo:break-before="auto" style:column-width="7.923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9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36cm" fo:break-before="auto" style:use-optimal-row-height="fals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9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200" fo:wrap-option="wrap" fo:border="0.06pt solid #000000"/>
    </style:style>
    <style:style style:name="ce5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logger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ercall_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/>
          <table:table-cell table:style-name="ce5" office:value-type="string" calcext:value-type="string">
            <text:p>PERCALL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endors</text:p>
          </table:table-cell>
          <table:table-cell table:style-name="ce2" office:value-type="string" calcext:value-type="string">
            <text:p><text:s/>Name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00k Resistor 1%</text:p>
          </table:table-cell>
          <table:table-cell table:style-name="ce2" office:value-type="string" calcext:value-type="string">
            <text:p>R4, R38, R41, R42, R43, R44, R46, R48, R49, R54, R55, R68, R69, R70, R71, R105, R106, R107, R108, R109, R110, R111, R112, R123, R124, R125, R126, R144, R145, R146, R147</text:p>
          </table:table-cell>
          <table:table-cell table:style-name="ce2" office:value-type="string" calcext:value-type="string">
            <text:p>M0.4W-100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0k Resistor 1%</text:p>
          </table:table-cell>
          <table:table-cell table:style-name="ce2" office:value-type="string" calcext:value-type="string">
            <text:p>R1, R5, R6, R8, R10, R11, R14, R17, R18, R58, R59, R76, R77, R78, R79, R100, R132, R133, R134, R135, R136, R137</text:p>
          </table:table-cell>
          <table:table-cell table:style-name="ce2" office:value-type="string" calcext:value-type="string">
            <text:p>M0.4W-10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k2 Resistor 1%</text:p>
          </table:table-cell>
          <table:table-cell table:style-name="ce2" office:value-type="string" calcext:value-type="string">
            <text:p>R19, R20, R21, R23, R25, R27, R29, R31, R117, R118, R119, R120</text:p>
          </table:table-cell>
          <table:table-cell table:style-name="ce2" office:value-type="string" calcext:value-type="string">
            <text:p>M0.4W-2K2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M Resistor 1%</text:p>
          </table:table-cell>
          <table:table-cell table:style-name="ce2" office:value-type="string" calcext:value-type="string">
            <text:p>R13, R26, R30, R33, R35, R53, R56, R72, R73, R74, R75</text:p>
          </table:table-cell>
          <table:table-cell table:style-name="ce2" office:value-type="string" calcext:value-type="string">
            <text:p>M0.4W-1M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k Resistor 1%</text:p>
          </table:table-cell>
          <table:table-cell table:style-name="ce2" office:value-type="string" calcext:value-type="string">
            <text:p>R129, R131, R143, R148, R149, R150, R151, R152, R153</text:p>
          </table:table-cell>
          <table:table-cell table:style-name="ce2" office:value-type="string" calcext:value-type="string">
            <text:p>M0.4W-1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10k Resistor 1%</text:p>
          </table:table-cell>
          <table:table-cell table:style-name="ce2" office:value-type="string" calcext:value-type="string">
            <text:p>R24, R28, R34, R37, R60, R61, R62, R63</text:p>
          </table:table-cell>
          <table:table-cell table:style-name="ce2" office:value-type="string" calcext:value-type="string">
            <text:p>M0.4W-110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470k Resistor 1%</text:p>
          </table:table-cell>
          <table:table-cell table:style-name="ce2" office:value-type="string" calcext:value-type="string">
            <text:p>R32, R36, R39, R40, R45, R47, R50, R51</text:p>
          </table:table-cell>
          <table:table-cell table:style-name="ce2" office:value-type="string" calcext:value-type="string">
            <text:p><text:s/>M0.4W-470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30k Resistor 1%</text:p>
          </table:table-cell>
          <table:table-cell table:style-name="ce2" office:value-type="string" calcext:value-type="string">
            <text:p>R2, R3, R15, R16, R52, R57</text:p>
          </table:table-cell>
          <table:table-cell table:style-name="ce2" office:value-type="string" calcext:value-type="string">
            <text:p>M0.4W-330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k Resistor 1%</text:p>
          </table:table-cell>
          <table:table-cell table:style-name="ce2" office:value-type="string" calcext:value-type="string">
            <text:p>R122, R139, R140, R141, R142</text:p>
          </table:table-cell>
          <table:table-cell table:style-name="ce2" office:value-type="string" calcext:value-type="string">
            <text:p>M0.4W-2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0k Resistor 1%</text:p>
          </table:table-cell>
          <table:table-cell table:style-name="ce2" office:value-type="string" calcext:value-type="string">
            <text:p>R64, R65, R66, R67</text:p>
          </table:table-cell>
          <table:table-cell table:style-name="ce2" office:value-type="string" calcext:value-type="string">
            <text:p>M0.4W-20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7k Resistor 1%</text:p>
          </table:table-cell>
          <table:table-cell table:style-name="ce2" office:value-type="string" calcext:value-type="string">
            <text:p>R121, R127, R128, R130</text:p>
          </table:table-cell>
          <table:table-cell table:style-name="ce2" office:value-type="string" calcext:value-type="string">
            <text:p>M0.4W-47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6k Resistor 1%</text:p>
          </table:table-cell>
          <table:table-cell table:style-name="ce2" office:value-type="string" calcext:value-type="string">
            <text:p>R113, R114, R115, R116</text:p>
          </table:table-cell>
          <table:table-cell table:style-name="ce2" office:value-type="string" calcext:value-type="string">
            <text:p><text:s/>M0.4W-56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8k Resistor 1%</text:p>
          </table:table-cell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<text:s/>M0.4W-68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91k Resistor 1%</text:p>
          </table:table-cell>
          <table:table-cell table:style-name="ce2" office:value-type="string" calcext:value-type="string">
            <text:p>R101, R102, R103, R104</text:p>
          </table:table-cell>
          <table:table-cell table:style-name="ce2" office:value-type="string" calcext:value-type="string">
            <text:p><text:s/>M0.4W-91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60 Ohm Resistor 1%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M0.4W-560R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k1 Resistor 1%</text:p>
          </table:table-cell>
          <table:table-cell table:style-name="ce2" office:value-type="string" calcext:value-type="string">
            <text:p>R138</text:p>
          </table:table-cell>
          <table:table-cell table:style-name="ce2" office:value-type="string" calcext:value-type="string">
            <text:p><text:s/>M0.4W-9K1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40k Resistor 1%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M0.4W-240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80k Resistor 1%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M0.4W-680K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5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00n Capacitor Ceramic</text:p>
          </table:table-cell>
          <table:table-cell table:style-name="ce2" office:value-type="string" calcext:value-type="string">
            <text:p>C1, C2, C3, C4, C13, C14, C15, C16, C17, C18, C19, C20, C27, C28, C29, C30, C33, C34, C35, C36, C37, C39, C104, C107</text:p>
          </table:table-cell>
          <table:table-cell table:style-name="ce2" office:value-type="string" calcext:value-type="string">
            <text:p>CM-100N</text:p>
          </table:table-cell>
          <table:table-cell table:style-name="ce2" office:value-type="string" calcext:value-type="string">
            <text:p>C-EU050-025X075</text:p>
          </table:table-cell>
          <table:table-cell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n2 Capacitor Polyester</text:p>
          </table:table-cell>
          <table:table-cell table:style-name="ce2" office:value-type="string" calcext:value-type="string">
            <text:p>C5, C6, C7, C8, C9, C10, C11, C12</text:p>
          </table:table-cell>
          <table:table-cell table:style-name="ce2" office:value-type="string" calcext:value-type="string">
            <text:p><text:s/>TH2K2100</text:p>
          </table:table-cell>
          <table:table-cell table:style-name="ce2" office:value-type="string" calcext:value-type="string">
            <text:p>C-EU050-025X075</text:p>
          </table:table-cell>
          <table:table-cell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uF Capacitor Electrolytic Low profile</text:p>
          </table:table-cell>
          <table:table-cell table:style-name="ce2" office:value-type="string" calcext:value-type="string">
            <text:p>C21, C22, C23, C24, C31, C32</text:p>
          </table:table-cell>
          <table:table-cell table:style-name="ce2" office:value-type="string" calcext:value-type="string">
            <text:p>CE-10/25SP</text:p>
          </table:table-cell>
          <table:table-cell table:style-name="ce2" office:value-type="string" calcext:value-type="string">
            <text:p>CPOL-EU</text:p>
          </table:table-cell>
          <table:table-cell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00p Capacitor Ceramic</text:p>
          </table:table-cell>
          <table:table-cell table:style-name="ce2" office:value-type="string" calcext:value-type="string">
            <text:p>C100, C101, C102, C103</text:p>
          </table:table-cell>
          <table:table-cell table:style-name="ce2" office:value-type="string" calcext:value-type="string">
            <text:p><text:s/>CCK-100P</text:p>
          </table:table-cell>
          <table:table-cell table:style-name="ce2" office:value-type="string" calcext:value-type="string">
            <text:p>C-EU050-025X075</text:p>
          </table:table-cell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p Capacitor Ceramic</text:p>
          </table:table-cell>
          <table:table-cell table:style-name="ce2" office:value-type="string" calcext:value-type="string">
            <text:p>C105, C106</text:p>
          </table:table-cell>
          <table:table-cell table:style-name="ce2" office:value-type="string" calcext:value-type="string">
            <text:p>CCK-10P</text:p>
          </table:table-cell>
          <table:table-cell table:style-name="ce2" office:value-type="string" calcext:value-type="string">
            <text:p>C-EU050-025X075</text:p>
          </table:table-cell>
          <table:table-cell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nF Capacitor Polyester</text:p>
          </table:table-cell>
          <table:table-cell table:style-name="ce2" office:value-type="string" calcext:value-type="string">
            <text:p>C25, C26</text:p>
          </table:table-cell>
          <table:table-cell table:style-name="ce2" office:value-type="string" calcext:value-type="string">
            <text:p>R82EC1100DQ50K</text:p>
          </table:table-cell>
          <table:table-cell table:style-name="ce2" office:value-type="string" calcext:value-type="string">
            <text:p>C-EU050-025X075</text:p>
          </table:table-cell>
          <table:table-cell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n7 Capacitor Polyester</text:p>
          </table:table-cell>
          <table:table-cell table:style-name="ce2" office:value-type="string" calcext:value-type="string">
            <text:p>C38, C40</text:p>
          </table:table-cell>
          <table:table-cell table:style-name="ce2" office:value-type="string" calcext:value-type="string">
            <text:p>R82EC1470DQ50K</text:p>
          </table:table-cell>
          <table:table-cell table:style-name="ce2" office:value-type="string" calcext:value-type="string">
            <text:p>C-EU050-025X075</text:p>
          </table:table-cell>
          <table:table-cell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N4148 Diode</text:p>
          </table:table-cell>
          <table:table-cell table:style-name="ce2" office:value-type="string" calcext:value-type="string">
            <text:p>D1, D2, D3, D4, D5, D6, D7, D8, D9, D10, D11</text:p>
          </table:table-cell>
          <table:table-cell table:style-name="ce2" office:value-type="string" calcext:value-type="string">
            <text:p>1N4148</text:p>
          </table:table-cell>
          <table:table-cell table:style-name="ce2" office:value-type="string" calcext:value-type="string">
            <text:p>DIODE-D-5</text:p>
          </table:table-cell>
          <table:table-cell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N5817 Schottky <text:s/>Diode</text:p>
          </table:table-cell>
          <table:table-cell table:style-name="ce2" office:value-type="string" calcext:value-type="string">
            <text:p>D12, D13</text:p>
          </table:table-cell>
          <table:table-cell table:style-name="ce2" office:value-type="string" calcext:value-type="string">
            <text:p>1N5817</text:p>
          </table:table-cell>
          <table:table-cell table:style-name="ce2" office:value-type="string" calcext:value-type="string">
            <text:p>SCHOTTKY-DIODEDO35-7</text:p>
          </table:table-cell>
          <table:table-cell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N3904 Transistor NPN TO-92</text:p>
          </table:table-cell>
          <table:table-cell table:style-name="ce2" office:value-type="string" calcext:value-type="string">
            <text:p>T1, T2, T4, T5, T14, T15</text:p>
          </table:table-cell>
          <table:table-cell table:style-name="ce2" office:value-type="string" calcext:value-type="string">
            <text:p>2N3904</text:p>
          </table:table-cell>
          <table:table-cell table:style-name="ce2" office:value-type="string" calcext:value-type="string">
            <text:p>2N3904-NPN-TO92-EBC</text:p>
          </table:table-cell>
          <table:table-cell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N3906 Transistor PNP TO-92</text:p>
          </table:table-cell>
          <table:table-cell table:style-name="ce2" office:value-type="string" calcext:value-type="string">
            <text:p>T3, T6, T7, T8, T9, T10, T11, T12, T13, T100, T101, T102, T103</text:p>
          </table:table-cell>
          <table:table-cell table:style-name="ce2" office:value-type="string" calcext:value-type="string">
            <text:p>2N3906</text:p>
          </table:table-cell>
          <table:table-cell table:style-name="ce2" office:value-type="string" calcext:value-type="string">
            <text:p>2N3906-PNP-TO92-EBC</text:p>
          </table:table-cell>
          <table:table-cell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ED 2mm Red Flat Head</text:p>
          </table:table-cell>
          <table:table-cell table:style-name="ce2" office:value-type="string" calcext:value-type="string">
            <text:p>L_1, L_2, L_3, L_4</text:p>
          </table:table-cell>
          <table:table-cell table:style-name="ce2" office:value-type="string" calcext:value-type="string">
            <text:p>L-1034HDT</text:p>
          </table:table-cell>
          <table:table-cell table:style-name="ce2" office:value-type="string" calcext:value-type="string">
            <text:p>LED3MM</text:p>
          </table:table-cell>
          <table:table-cell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072P Op Amp DIP-8</text:p>
          </table:table-cell>
          <table:table-cell table:style-name="ce2" office:value-type="string" calcext:value-type="string">
            <text:p>IC1, IC8, IC9, IC100</text:p>
          </table:table-cell>
          <table:table-cell table:style-name="ce2" office:value-type="string" calcext:value-type="string">
            <text:p>TL072CP 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074P Op Amp DIP-14</text:p>
          </table:table-cell>
          <table:table-cell table:style-name="ce2" office:value-type="string" calcext:value-type="string">
            <text:p>IC4, IC5, IC6, IC7</text:p>
          </table:table-cell>
          <table:table-cell table:style-name="ce2" office:value-type="string" calcext:value-type="string">
            <text:p><text:s/>TL074</text:p>
          </table:table-cell>
          <table:table-cell table:style-name="ce2" office:value-type="string" calcext:value-type="string">
            <text:p>Onda Radio</text:p>
          </table:table-cell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339AN Comparator DIP-14</text:p>
          </table:table-cell>
          <table:table-cell table:style-name="ce2" office:value-type="string" calcext:value-type="string">
            <text:p>IC3</text:p>
          </table:table-cell>
          <table:table-cell table:style-name="ce2" office:value-type="string" calcext:value-type="string">
            <text:p>595-LM339AN</text:p>
          </table:table-cell>
          <table:table-cell table:style-name="ce2" office:value-type="string" calcext:value-type="string">
            <text:p>Mouser</text:p>
          </table:table-cell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D4044 DIP-16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CD4044BE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S3360 VCA DIP-16</text:p>
          </table:table-cell>
          <table:table-cell table:style-name="ce2" office:value-type="string" calcext:value-type="string">
            <text:p>IC10, IC11</text:p>
          </table:table-cell>
          <table:table-cell table:number-columns-repeated="2" table:style-name="ce2" office:value-type="string" calcext:value-type="string">
            <text:p>AS3360</text:p>
          </table:table-cell>
          <table:table-cell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x6 Female Socket 2.54mm</text:p>
          </table:table-cell>
          <table:table-cell table:style-name="ce2" office:value-type="string" calcext:value-type="string">
            <text:p>SV1, </text:p>
          </table:table-cell>
          <table:table-cell table:style-name="ce2" office:value-type="string" calcext:value-type="string">
            <text:p>2x6 Female Socket 2.54mm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x6 Male Pin Header 2.54mm</text:p>
          </table:table-cell>
          <table:table-cell table:style-name="ce2" office:value-type="string" calcext:value-type="string">
            <text:p>SV120</text:p>
          </table:table-cell>
          <table:table-cell table:style-name="ce2" office:value-type="string" calcext:value-type="string">
            <text:p>2x6 Male Pin Header 2.54mm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8 Female Socket 2.54mm</text:p>
          </table:table-cell>
          <table:table-cell table:style-name="ce2" office:value-type="string" calcext:value-type="string">
            <text:p>SV2, SV3, </text:p>
          </table:table-cell>
          <table:table-cell table:style-name="ce2" office:value-type="string" calcext:value-type="string">
            <text:p><text:s/>ZL262-16DG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8 Male Pin Header 2.54mm</text:p>
          </table:table-cell>
          <table:table-cell table:style-name="ce2" office:value-type="string" calcext:value-type="string">
            <text:p>SV121, SV122</text:p>
          </table:table-cell>
          <table:table-cell table:style-name="ce2" office:value-type="string" calcext:value-type="string">
            <text:p><text:s/>50-8041</text:p>
          </table:table-cell>
          <table:table-cell table:style-name="ce2" office:value-type="string" calcext:value-type="string">
            <text:p>Rapid</text:p>
          </table:table-cell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rrite Bead 3.5x4x1.2</text:p>
          </table:table-cell>
          <table:table-cell table:style-name="ce2" office:value-type="string" calcext:value-type="string">
            <text:p>F1, F2</text:p>
          </table:table-cell>
          <table:table-cell table:style-name="ce2" office:value-type="string" calcext:value-type="string">
            <text:p><text:s/>23-0730</text:p>
          </table:table-cell>
          <table:table-cell table:style-name="ce2" office:value-type="string" calcext:value-type="string">
            <text:p>Rapid</text:p>
          </table:table-cell>
          <table:table-cell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tentiometer Single gang 100k Linear PCB</text:p>
          </table:table-cell>
          <table:table-cell table:style-name="ce2" office:value-type="string" calcext:value-type="string">
            <text:p>VOL1, VOL2, VOL3, VOL4</text:p>
          </table:table-cell>
          <table:table-cell table:style-name="ce2" office:value-type="string" calcext:value-type="string">
            <text:p>R1212-B100K L15KC/M/NS/GAL/B096-NS/802A</text:p>
          </table:table-cell>
          <table:table-cell table:style-name="ce2" office:value-type="string" calcext:value-type="string">
            <text:p>Song Huei</text:p>
          </table:table-cell>
          <table:table-cell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liding Potentiometer 30mm 100k Linear PCB</text:p>
          </table:table-cell>
          <table:table-cell table:style-name="ce2" office:value-type="string" calcext:value-type="string">
            <text:p>D_P_1, D_P_2, D_P_3, D_P₄</text:p>
          </table:table-cell>
          <table:table-cell table:style-name="ce2" office:value-type="string" calcext:value-type="string">
            <text:p>SL3015N-B100K. L-20D/M/DC</text:p>
          </table:table-cell>
          <table:table-cell table:style-name="ce2" office:value-type="string" calcext:value-type="string">
            <text:p>Song Huei</text:p>
          </table:table-cell>
          <table:table-cell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lide Panel Switch Mini ON-ON SPDT</text:p>
          </table:table-cell>
          <table:table-cell table:style-name="ce2" office:value-type="string" calcext:value-type="string">
            <text:p>LINK1, LINK2</text:p>
          </table:table-cell>
          <table:table-cell table:style-name="ce2" office:value-type="string" calcext:value-type="string">
            <text:p>5FS1S102M2QE</text:p>
          </table:table-cell>
          <table:table-cell table:style-name="ce2" office:value-type="string" calcext:value-type="string">
            <text:p>TME</text:p>
          </table:table-cell>
          <table:table-cell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Jack 3.5mm Thonkykong Mono PCB</text:p>
          </table:table-cell>
          <table:table-cell table:style-name="ce2" office:value-type="string" calcext:value-type="string">
            <text:p>IN_1, IN_4, <text:s/>ACC, DCV_1, DCV_2, DCV_3, DCV_4, ENV_1, ENV_2, ENV_3, ENV_4, IN_2, IN_3, OUT1, OUT2, OUT3, OUT4, TRIG_1, TRIG_2, TRIG_3, TRIG₄</text:p>
          </table:table-cell>
          <table:table-cell table:style-name="ce2" office:value-type="string" calcext:value-type="string">
            <text:p>WQP-PJ398SM</text:p>
          </table:table-cell>
          <table:table-cell table:style-name="ce2" office:value-type="string" calcext:value-type="string">
            <text:p>Qing-pu</text:p>
          </table:table-cell>
          <table:table-cell/>
        </table:table-row>
        <table:table-row table:style-name="ro7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ower Conector Right angle 2x5 pin IDC Male</text:p>
          </table:table-cell>
          <table:table-cell table:style-name="ce10" office:value-type="string" calcext:value-type="string">
            <text:p>POWER</text:p>
          </table:table-cell>
          <table:table-cell table:style-name="ce7" office:value-type="string" calcext:value-type="string">
            <text:p>ZL231-10KG</text:p>
          </table:table-cell>
          <table:table-cell table:style-name="ce7" office:value-type="string" calcext:value-type="string">
            <text:p>TME</text:p>
          </table:table-cell>
          <table:table-cell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Spacer Male/Female 12 mm M3</text:p>
          </table:table-cell>
          <table:table-cell table:style-name="ce2" table:number-columns-repeated="3"/>
          <table:table-cell/>
        </table:table-row>
        <table:table-row table:style-name="ro3" table:number-rows-repeated="104852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Percall_V1.A22:Percall_V1.AMJ2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logger Sans" svg:font-family="'Blogger Sans'" style:font-family-generic="moder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7P0" style:volatile="true">
      <number:text>$</number:text>
      <number:number number:decimal-places="0" loext:min-decimal-places="0" number:min-integer-digits="1" number:grouping="true"/>
    </number:number-style>
    <number:number-style style:name="N117">
      <number:text>-$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">
      <number:text>$</number:text>
      <number:number number:decimal-places="2" loext:min-decimal-places="2" number:min-integer-digits="1" number:grouping="true"/>
    </number:number-style>
    <number:number-style style:name="N120P0" style:volatile="true">
      <number:text>$</number:text>
      <number:number number:decimal-places="2" loext:min-decimal-places="2" number:min-integer-digits="1" number:grouping="true"/>
    </number:number-style>
    <number:number-style style:name="N120">
      <number:text>-$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0" loext:min-decimal-places="0" number:min-integer-digits="1" number:grouping="true"/>
      <number:text> </number:text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5">
      <number:month/>
      <number:text>月</number:text>
      <number:day/>
      <number:text>日</number:text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3" loext:min-decimal-places="3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3" loext:min-decimal-places="3" number:min-integer-digits="1"/>
      <number:text> </number:text>
    </number:number-style>
    <number:number-style style:name="N151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51P0"/>
    </number:number-style>
    <number:number-style style:name="N152">
      <number:number number:decimal-places="3" loext:min-decimal-places="3" number:min-integer-digits="1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3" loext:min-decimal-places="3" number:min-integer-digits="1"/>
    </number:number-style>
    <number:number-style style:name="N155">
      <style:text-properties fo:color="#ff0000"/>
      <number:number number:decimal-places="3" loext:min-decimal-places="3" number:min-integer-digits="1"/>
      <style:map style:condition="value()&gt;=0" style:apply-style-name="N155P0"/>
    </number:number-style>
    <number:number-style style:name="N156">
      <number:number number:decimal-places="2" loext:min-decimal-places="2" number:min-integer-digits="1"/>
      <number:text> </number:text>
    </number:number-style>
    <number:number-style style:name="N157">
      <number:text>$</number:text>
      <number:number number:decimal-places="3" loext:min-decimal-places="3" number:min-integer-digits="1" number:grouping="true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107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S">
      <number:day number:style="long"/>
      <number:text>-</number:text>
      <number:month number:textual="true"/>
    </number:date-style>
    <number:date-style style:name="N10114" number:language="es" number:country="ES">
      <number:month number:textual="true"/>
      <number:text>-</number:text>
      <number:year/>
    </number:date-style>
    <number:time-style style:name="N10115" number:language="es" number:country="ES">
      <number:hours/>
      <number:text>:</number:text>
      <number:minutes number:style="long"/>
      <number:text> </number:text>
      <number:am-pm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S">
      <number:hours/>
      <number:text>:</number:text>
      <number:minutes number:style="long"/>
    </number:time-style>
    <number:time-style style:name="N10118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es" number:country="ES">
      <loext:fill-character> </loext:fill-character>
      <number:text>-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es" number:country="E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7:27:08.505754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19-10-25T17:05:39.131594697</meta:print-date>
    <dc:date>2021-05-28T17:55:02.830075329</dc:date>
    <meta:editing-duration>PT1H50M36S</meta:editing-duration>
    <meta:editing-cycles>9</meta:editing-cycles>
    <meta:generator>LibreOffice/6.4.7.2$Linux_X86_64 LibreOffice_project/40$Build-2</meta:generator>
    <meta:document-statistic meta:table-count="1" meta:cell-count="233" meta:object-count="0"/>
  </office:meta>
</office:document-meta>
</file>